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200"/>
    </style:style>
    <style:style style:name="ce32" style:family="table-cell" style:parent-style-name="Default" style:data-style-name="N100">
      <style:table-cell-properties fo:background-color="#fff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3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3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3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3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3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 table:number-rows-repeated="10482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3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3"/>
          <table:table-cell table:style-name="ce2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10"/>
        </table:table-row>
        <table:table-row table:style-name="ro1">
          <table:table-cell table:style-name="ce26" office:value-type="string" calcext:value-type="string">
            <text:p>RU000A100J18 (Домодедово выпуск 2 )</text:p>
          </table:table-cell>
          <table:table-cell table:style-name="ce26" table:number-columns-repeated="12"/>
          <table:table-cell/>
          <table:table-cell table:style-name="ce2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3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3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3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3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3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3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3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3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3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.00.0000</text:date>, <text:time style:data-style-name="N2" text:time-value="14:53:01.97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02T15:08:08.319000000</dc:date>
    <meta:editing-duration>P3DT9H16M29S</meta:editing-duration>
    <meta:editing-cycles>1360</meta:editing-cycles>
    <meta:document-statistic meta:table-count="2" meta:cell-count="6332" meta:object-count="0"/>
  </office:meta>
</office:document-meta>
</file>